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87290CE3DD3DC842.png" manifest:media-type="image/png"/>
  <manifest:file-entry manifest:full-path="Pictures/1000000000000008000000089681EFD5470BF2D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29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29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0.29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0.295cm"/>
    </style:style>
    <style:style style:name="gr5" style:family="graphic" style:parent-style-name="standard">
      <style:graphic-properties svg:stroke-color="#000000" draw:fill="solid" draw:fill-color="#729fcf" draw:opacity="0%" draw:textarea-horizontal-align="justify" draw:textarea-vertical-align="middle" draw:auto-grow-height="false" fo:min-height="1.002cm" fo:min-width="0.752cm" draw:shadow-opacity="0%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002cm" fo:min-width="0.752cm" draw:shadow-opacity="100%"/>
    </style:style>
    <style:style style:name="gr7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003cm" fo:min-width="0.753cm" draw:shadow-opacity="100%"/>
    </style:style>
    <style:style style:name="gr8" style:family="graphic" style:parent-style-name="standard">
      <style:graphic-properties draw:stroke="none" svg:stroke-color="#000000" draw:fill="none" draw:fill-color="#ffffff" fo:min-height="0.465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68cm" fo:min-width="0.9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19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68cm" fo:min-width="0.961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3cm" fo:min-width="2.19cm"/>
      <style:paragraph-properties style:writing-mode="lr-tb"/>
    </style:style>
    <style:style style:name="gr13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.009cm" fo:min-width="2.004cm"/>
      <style:paragraph-properties style:writing-mode="lr-tb"/>
    </style:style>
    <style:style style:name="gr14" style:family="graphic" style:parent-style-name="standard">
      <style:graphic-properties svg:stroke-color="#000000" draw:fill="bitmap" draw:fill-color="#ffffff" draw:fill-image-name="_31_0_20_Percent" draw:textarea-horizontal-align="justify" draw:textarea-vertical-align="middle" draw:auto-grow-height="false" fo:min-height="0.168cm" fo:min-width="0.96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408cm"/>
      <style:paragraph-properties style:writing-mode="lr-tb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7cm" fo:min-width="2.407cm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6cm" fo:min-width="11.058cm"/>
      <style:paragraph-properties style:writing-mode="lr-tb"/>
    </style:style>
    <style:style style:name="gr1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bitmap" draw:fill-color="#ffffff" draw:fill-image-name="_32_5_20_Percent" draw:textarea-horizontal-align="justify" draw:textarea-vertical-align="middle" draw:auto-grow-height="false" fo:min-height="0.168cm" fo:min-width="0.961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4cm" fo:min-width="3.493cm"/>
      <style:paragraph-properties style:writing-mode="lr-tb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4cm" fo:min-width="2.786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4cm" fo:min-width="2.19cm"/>
      <style:paragraph-properties style:writing-mode="lr-tb"/>
    </style:style>
    <style:style style:name="gr2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18cm" fo:min-width="2.802cm"/>
    </style:style>
    <style:style style:name="gr24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757cm" fo:min-width="1.646cm"/>
      <style:paragraph-properties style:writing-mode="lr-tb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38cm" fo:min-width="2.19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5cm" fo:min-width="2.19cm"/>
      <style:paragraph-properties style:writing-mode="lr-tb"/>
    </style:style>
    <style:style style:name="gr2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102cm" fo:min-width="1.553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style:font-name="Liberation Serif"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style:text-properties style:font-name="Liberation Serif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" fo:font-size="12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  <style:text-properties fo:font-style="italic"/>
    </style:style>
    <style:style style:name="P9" style:family="paragraph">
      <style:paragraph-properties fo:text-align="center" style:writing-mode="lr-tb"/>
      <style:text-properties style:font-name="Liberation Serif" fo:font-size="12pt" fo:font-style="italic" style:font-style-asian="normal" style:font-style-complex="normal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Liberation Serif" fo:font-size="12pt" fo:font-style="italic" style:font-style-asian="normal" style:font-style-complex="normal"/>
    </style:style>
    <style:style style:name="P11" style:family="paragraph">
      <style:paragraph-properties fo:text-align="center" style:writing-mode="lr-tb"/>
      <style:text-properties style:font-name="Liberation Serif" fo:font-size="12pt" fo:font-style="italic" style:font-size-asian="12pt" style:font-style-asian="normal" style:font-size-complex="12pt" style:font-style-complex="normal"/>
    </style:style>
    <style:style style:name="P12" style:family="paragraph">
      <loext:graphic-properties draw:fill-color="#ffffff"/>
      <style:paragraph-properties fo:text-align="center" style:writing-mode="lr-tb"/>
      <style:text-properties style:font-name="Liberation Serif" fo:font-size="12pt" fo:font-style="italic" style:font-size-asian="12pt" style:font-style-asian="normal" style:font-size-complex="12pt" style:font-style-complex="normal"/>
    </style:style>
    <style:style style:name="P13" style:family="paragraph">
      <loext:graphic-properties draw:fill="bitmap" draw:fill-color="#ffffff" draw:fill-image-name="_31_0_20_Percent"/>
      <style:paragraph-properties fo:text-align="center"/>
      <style:text-properties fo:font-style="italic"/>
    </style:style>
    <style:style style:name="P14" style:family="paragraph">
      <loext:graphic-properties draw:fill="solid"/>
      <style:paragraph-properties fo:text-align="center"/>
      <style:text-properties fo:font-style="italic"/>
    </style:style>
    <style:style style:name="P15" style:family="paragraph">
      <loext:graphic-properties draw:fill="bitmap" draw:fill-color="#ffffff" draw:fill-image-name="_32_5_20_Percent"/>
      <style:paragraph-properties fo:text-align="center"/>
      <style:text-properties fo:font-style="italic"/>
    </style:style>
    <style:style style:name="P16" style:family="paragraph">
      <loext:graphic-properties draw:fill-color="#ffffff" draw:opacity="0%"/>
      <style:paragraph-properties fo:text-align="center"/>
      <style:text-properties fo:font-style="italic"/>
    </style:style>
    <style:style style:name="P17" style:family="paragraph">
      <style:paragraph-properties fo:text-align="center"/>
      <style:text-properties fo:font-style="italic"/>
    </style:style>
    <style:style style:name="P18" style:family="paragraph">
      <style:paragraph-properties fo:text-align="center" style:writing-mode="lr-tb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19" style:family="paragraph">
      <loext:graphic-properties draw:fill-color="#ffffff"/>
      <style:paragraph-properties fo:text-align="center" style:writing-mode="lr-tb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style:font-size-asian="18pt" style:font-size-complex="18pt"/>
    </style:style>
    <style:style style:name="T3" style:family="text">
      <style:text-properties style:font-name="Liberation Serif" fo:font-size="12pt" fo:font-style="normal" style:font-style-asian="normal" style:font-style-complex="normal"/>
    </style:style>
    <style:style style:name="T4" style:family="text">
      <style:text-properties style:font-name="Liberation Serif" fo:font-size="12pt" fo:font-style="normal" style:font-size-asian="18pt" style:font-style-asian="normal" style:font-size-complex="18pt" style:font-style-complex="normal"/>
    </style:style>
    <style:style style:name="T5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ethodology" draw:style-name="dp1" draw:master-page-name="Default">
        <draw:custom-shape draw:style-name="gr1" draw:text-style-name="P2" draw:layer="layout" svg:width="2.798cm" svg:height="1.524cm" svg:x="1.004cm" svg:y="3.05cm">
          <text:p text:style-name="P1"><text:span text:style-name="T1">Data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7cm" svg:height="1.524cm" svg:x="5.011cm" svg:y="3.05cm">
          <text:p text:style-name="P1"><text:span text:style-name="T1">Data cleaning </text:span></text:p>
          <text:p text:style-name="P1"><text:span text:style-name="T1">and</text:span></text:p>
          <text:p text:style-name="P1"><text:span text:style-name="T1">pre-processing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7cm" svg:height="1.524cm" svg:x="9.093cm" svg:y="3.05cm">
          <text:p text:style-name="P1"><text:span text:style-name="T1">Document</text:span></text:p>
          <text:p text:style-name="P1"><text:span text:style-name="T1">embedd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8cm" svg:height="1.524cm" svg:x="13.156cm" svg:y="3.05cm">
          <text:p text:style-name="P1"><text:span text:style-name="T1">Self-organizing</text:span></text:p>
          <text:p text:style-name="P1"><text:span text:style-name="T1">map (SOM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8cm" svg:height="1.524cm" svg:x="17.202cm" svg:y="3.05cm">
          <text:p text:style-name="P1"><text:span text:style-name="T1">Document</text:span></text:p>
          <text:p text:style-name="P1"><text:span text:style-name="T1">exploration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75cm" svg:height="0.87cm" svg:x="3.923cm" svg:y="3.377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975cm" svg:height="0.87cm" svg:x="7.954cm" svg:y="3.378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0.974cm" svg:height="0.87cm" svg:x="11.995cm" svg:y="3.379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975cm" svg:height="0.87cm" svg:x="16.125cm" svg:y="3.379cm">
          <text:p/>
          <draw:enhanced-geometry svg:viewBox="0 0 21600 21600" draw:text-areas="0 ?f0 ?f5 ?f2" draw:type="right-arrow" draw:modifiers="12530.9734513274 6074.336283185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IR architecture" draw:style-name="dp1" draw:master-page-name="Default">
        <draw:g>
          <draw:custom-shape draw:style-name="gr5" draw:text-style-name="P4" draw:layer="layout" svg:width="1.668cm" svg:height="1.668cm" svg:x="2.663cm" svg:y="1.758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6" draw:text-style-name="P5" draw:layer="layout" svg:width="1.668cm" svg:height="1.668cm" svg:x="2.664cm" svg:y="1.759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7" draw:text-style-name="P5" draw:layer="layout" svg:width="1.669cm" svg:height="1.669cm" svg:x="2.305cm" svg:y="2.11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6" draw:text-style-name="P5" draw:layer="layout" svg:width="1.668cm" svg:height="1.668cm" svg:x="1.948cm" svg:y="2.592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8" draw:text-style-name="P7" draw:layer="layout" svg:width="2.622cm" svg:height="0.721cm" svg:x="1.975cm" svg:y="4.38cm">
            <draw:text-box>
              <text:p text:style-name="P6"><text:span text:style-name="T2">Documents</text:span></text:p>
            </draw:text-box>
          </draw:frame>
        </draw:g>
        <draw:custom-shape draw:style-name="gr9" draw:text-style-name="P8" draw:layer="layout" svg:width="1.668cm" svg:height="0.834cm" svg:x="4.597cm" svg:y="2.5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.69cm" svg:height="1.787cm" svg:x="6.702cm" svg:y="2.145cm">
          <text:p text:style-name="P9"><text:span text:style-name="T3">Parsing</text:span></text:p>
          <text:p text:style-name="P9"><text:span text:style-name="T4">linguistic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669cm" svg:height="0.834cm" draw:transform="rotate (-1.5707963267949) translate (8.41cm 4.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2.69cm" svg:height="0.953cm" svg:x="6.648cm" svg:y="6.167cm">
          <text:p text:style-name="P9"><text:span text:style-name="T4">Index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503cm" svg:height="2.384cm" svg:x="11.84cm" svg:y="1.935cm">
          <text:p text:style-name="P11"><text:span text:style-name="T5">Document</text:span></text:p>
          <text:p text:style-name="P11"><text:span text:style-name="T5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3" draw:layer="layout" svg:width="1.668cm" svg:height="0.834cm" svg:x="9.852cm" svg:y="2.5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5" draw:text-style-name="P10" draw:layer="layout" svg:width="2.908cm" svg:height="1.787cm" svg:x="5.286cm" svg:y="9.504cm">
            <text:p text:style-name="P9"><text:span text:style-name="T4">Inexact </text:span></text:p>
            <text:p text:style-name="P9"><text:span text:style-name="T4">top k </text:span></text:p>
            <text:p text:style-name="P9"><text:span text:style-name="T4">retrieval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2.908cm" svg:height="1.787cm" svg:x="8.169cm" svg:y="9.504cm">
            <text:p text:style-name="P9"><text:span text:style-name="T4">Tiered </text:span><text:span text:style-name="T4">inverted </text:span></text:p>
            <text:p text:style-name="P9"><text:span text:style-name="T4">positional </text:span></text:p>
            <text:p text:style-name="P9"><text:span text:style-name="T4">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2.907cm" svg:height="1.787cm" svg:x="2.427cm" svg:y="9.504cm">
            <text:p text:style-name="P9"><text:span text:style-name="T4">Metadata in </text:span></text:p>
            <text:p text:style-name="P9"><text:span text:style-name="T4">zone and </text:span></text:p>
            <text:p text:style-name="P9"><text:span text:style-name="T4">field index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2.907cm" svg:height="1.787cm" svg:x="11.078cm" svg:y="9.504cm">
            <text:p text:style-name="P9"><text:span text:style-name="T4">k-gram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11.558cm" svg:height="0.596cm" svg:x="2.427cm" svg:y="11.291cm">
            <text:p text:style-name="P9"><text:span text:style-name="T4">Indexes</text:span></text:p>
            <draw:enhanced-geometry svg:viewBox="0 0 21600 21600" draw:type="rectangle" draw:enhanced-path="M 0 0 L 21600 0 21600 21600 0 21600 0 0 Z N"/>
          </draw:custom-shape>
        </draw:g>
        <draw:line draw:style-name="gr18" draw:text-style-name="P14" draw:layer="layout" svg:x1="8.027cm" svg:y1="7.12cm" svg:x2="3.856cm" svg:y2="9.503cm">
          <text:p/>
        </draw:line>
        <draw:line draw:style-name="gr18" draw:text-style-name="P14" draw:layer="layout" svg:x1="8.027cm" svg:y1="7.12cm" svg:x2="6.716cm" svg:y2="9.503cm">
          <text:p/>
        </draw:line>
        <draw:line draw:style-name="gr18" draw:text-style-name="P14" draw:layer="layout" svg:x1="8.027cm" svg:y1="7.12cm" svg:x2="9.695cm" svg:y2="9.503cm">
          <text:p/>
        </draw:line>
        <draw:line draw:style-name="gr18" draw:text-style-name="P14" draw:layer="layout" svg:x1="8.027cm" svg:y1="7.12cm" svg:x2="12.674cm" svg:y2="9.503cm">
          <text:p/>
        </draw:line>
        <draw:custom-shape draw:style-name="gr19" draw:text-style-name="P15" draw:layer="layout" svg:width="1.669cm" svg:height="0.834cm" draw:transform="rotate (-1.5707963267949) translate (8.482cm 12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0" draw:layer="layout" svg:width="3.993cm" svg:height="0.954cm" svg:x="6.099cm" svg:y="14.176cm">
          <text:p text:style-name="P9"><text:span text:style-name="T4">Scoring and Rank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9cm" svg:height="1.787cm" svg:x="16.273cm" svg:y="2.145cm">
          <text:p text:style-name="P9"><text:span text:style-name="T4">User query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3.755cm" svg:height="1.668cm" draw:transform="rotate (-1.5707963267949) translate (18.471cm 4.31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2" draw:text-style-name="P10" draw:layer="layout" svg:width="2.69cm" svg:height="0.954cm" svg:x="16.369cm" svg:y="8.745cm">
            <text:p text:style-name="P9"><text:span text:style-name="T4">Query </text:span><text:span text:style-name="T4">pars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2.69cm" svg:height="0.953cm" svg:x="16.369cm" svg:y="11.829cm">
            <text:p text:style-name="P9"><text:span text:style-name="T4">Spell check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4.958cm" svg:height="4.767cm" svg:x="14.368cm" svg:y="8.355cm">
            <text:p/>
            <draw:enhanced-geometry svg:viewBox="0 0 21600 21600" draw:text-areas="?f0 0 21600 21600" draw:type="left-arrow-callout" draw:modifiers="7219.08646003263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custom-shape draw:style-name="gr9" draw:text-style-name="P8" draw:layer="layout" svg:width="1.668cm" svg:height="0.834cm" draw:transform="rotate (-1.5707963267949) translate (18.062cm 9.90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4" draw:text-style-name="P12" draw:layer="layout" svg:width="2.145cm" svg:height="1.907cm" svg:x="16.867cm" svg:y="14.237cm">
          <text:p text:style-name="P11"><text:span text:style-name="T5">Training</text:span></text:p>
          <text:p text:style-name="P11"><text:span text:style-name="T5">s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25" draw:text-style-name="P10" draw:layer="layout" svg:width="2.69cm" svg:height="1.788cm" svg:x="12.552cm" svg:y="13.674cm">
            <text:p text:style-name="P9"><text:span text:style-name="T4">Scoring</text:span></text:p>
            <text:p text:style-name="P9"><text:span text:style-name="T4">parameter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2.69cm" svg:height="0.595cm" svg:x="12.555cm" svg:y="15.462cm">
            <text:p text:style-name="P9"><text:span text:style-name="T4">MLR</text:span></text:p>
            <draw:enhanced-geometry svg:viewBox="0 0 21600 21600" draw:type="rectangle" draw:enhanced-path="M 0 0 L 21600 0 21600 21600 0 21600 0 0 Z N"/>
          </draw:custom-shape>
        </draw:g>
        <draw:line draw:style-name="gr27" draw:text-style-name="P17" draw:layer="layout" svg:x1="15.411cm" svg:y1="14.891cm" svg:x2="16.722cm" svg:y2="14.891cm">
          <text:p/>
        </draw:line>
        <draw:custom-shape draw:style-name="gr28" draw:text-style-name="P19" draw:layer="layout" svg:width="2.384cm" svg:height="2.025cm" svg:x="6.839cm" svg:y="17.394cm">
          <text:p text:style-name="P18"><text:span text:style-name="T5">Results</text:span></text:p>
          <text:p text:style-name="P18"><text:span text:style-name="T5">p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" draw:text-style-name="P8" draw:layer="layout" svg:width="1.669cm" svg:height="0.834cm" draw:transform="rotate (-1.5707963267949) translate (8.483cm 15.4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669cm" svg:height="0.834cm" draw:transform="rotate (-3.14159265358979) translate (12.126cm 15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officeooo:annotation svg:x="0cm" svg:y="0cm">
          <dc:date>2021-03-26T00:49:02</dc:date>
          <text:p>Comment here. Describe the diagram steps and adapt to mapintel. See chapter 7.2. Introduction to Information Retrieval, Manning et.al.</text:p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1_0_20_Percent" draw:display-name="10 Percent" xlink:href="Pictures/1000000000000008000000089681EFD5470BF2DC.png" xlink:type="simple" xlink:show="embed" xlink:actuate="onLoad"/>
    <draw:fill-image draw:name="_32_5_20_Percent" draw:display-name="25 Percent" xlink:href="Pictures/10000000000000080000000887290CE3DD3DC84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20:27:25.555372964</meta:creation-date>
    <dc:date>2021-03-26T09:53:06.234483981</dc:date>
    <meta:editing-duration>PT1H2M31S</meta:editing-duration>
    <meta:editing-cycles>5</meta:editing-cycles>
    <meta:generator>LibreOffice/6.4.6.2$Linux_X86_64 LibreOffice_project/40$Build-2</meta:generator>
    <meta:document-statistic meta:object-count="48"/>
  </office:meta>
</office:document-meta>
</file>